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6fdcff" draw:stroke="none" fo:margin="1.000000000000000pt" style:wrap="biggest" style:wrap-dynamic-threshold="0.000000000000000pt" svg:fill-rule="evenodd"/>
    </style:style>
    <style:style style:name="gr3" style:family="graphic">
      <style:graphic-properties draw:fill="solid" draw:fill-color="#ffe400"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851" draw:layer="" svg:width="200.00627200000pt" svg:height="100.00000000000pt"/>
          <draw:rect draw:style-name="gr3" draw:id="shape3" draw:name="rect773" draw:layer="" svg:width="33.25000000000pt" svg:height="31.50324400000pt" svg:x="83.18446400000pt" svg:y="23.51230480000pt" svg:rx="16.62500000000pt" svg:ry="15.75162200000pt"/>
          <draw:path draw:style-name="gr3" draw:id="shape4" draw:name="path778" draw:layer="" svg:width="2.98172448954pt" svg:height="8.69473642961pt" svg:x="97.82480889930pt" svg:y="14.11955243395pt" svg:viewBox="0 0 3 9" svg:d="M1.18355 3.81608e-07C1.04566 -0.00166764 0.300727 5.46541 0.0126643 6.69402C-0.245338 9.42853 3.53124 9.32886 2.91328 6.58579Z" koffice:nodeTypes="cccc"/>
          <draw:path draw:style-name="gr3" draw:id="shape5" draw:name="path779" draw:layer="" svg:width="2.96173127029pt" svg:height="8.71049782231pt" svg:x="99.04488671536pt" svg:y="56.52530095001pt" svg:viewBox="0 0 3 9" svg:d="M1.29294 8.71048C1.42994 8.72133 2.55244 3.31413 2.92467 2.10721C3.37219 -0.605396 -0.389578 -0.765956 0.0332115 2.01553Z" koffice:nodeTypes="cccc"/>
          <draw:path draw:style-name="gr3" draw:id="shape6" draw:name="path780" draw:layer="" svg:width="8.62361731004pt" svg:height="2.65807469695pt" svg:x="73.86102305508pt" svg:y="37.96914083866pt" svg:viewBox="0 0 9 3" svg:d="M1.81532e-05 1.1296C-0.0113681 1.25253 5.33696 2.28356 6.53018 2.6229C9.21379 3.03637 9.39061 -0.339387 6.63466 0.028009Z" koffice:nodeTypes="cccc"/>
          <draw:path draw:style-name="gr3" draw:id="shape7" draw:name="path781" draw:layer="" svg:width="8.62404617289pt" svg:height="2.66564873534pt" svg:x="118.12156834105pt" svg:y="38.42252772233pt" svg:viewBox="0 0 9 3" svg:d="M8.62401 1.29111C8.62949 1.1677 3.23891 0.320072 2.03119 0.0215608C-0.668966 -0.2998 -0.690196 3.08474 2.0463 2.62212L8.62405 1.29111Z" koffice:nodeTypes="ccccc"/>
          <draw:path draw:style-name="gr3" draw:id="shape8" draw:name="path782" draw:layer="" svg:width="7.27753294554pt" svg:height="5.65788769064pt" svg:x="79.44889813863pt" svg:y="22.57380880000pt" svg:viewBox="0 0 7 6" svg:d="M0.00185436 0C-0.0941345 0.0932385 3.56515 4.03017 4.30447 4.99729C6.2138 6.88836 8.73846 4.24901 6.21936 2.95025Z" koffice:nodeTypes="cccc"/>
          <draw:path draw:style-name="gr3" draw:id="shape9" draw:name="path783" draw:layer="" svg:width="7.07446498088pt" svg:height="5.71529856982pt" svg:x="113.17181039036pt" svg:y="50.62601579476pt" svg:viewBox="0 0 7 6" svg:d="M7.07319 5.7153C7.15312 5.60475 3.44174 1.60213 2.67666 0.605108C0.754624 -1.30444 -1.33087 1.80819 1.09888 3.01549Z" koffice:nodeTypes="cccc"/>
          <draw:path draw:style-name="gr3" draw:id="shape10" draw:name="path784" draw:layer="" svg:width="4.81776273166pt" svg:height="7.09647056189pt" svg:x="87.68321057899pt" svg:y="16.90544080000pt" svg:viewBox="0 0 5 7" svg:d="M0.00657819 0C-0.11683 0.051462 1.53378 4.80382 1.79727 5.91789C2.72502 8.25133 6.04706 6.72993 4.33536 4.72346Z" koffice:nodeTypes="cccc"/>
          <draw:path draw:style-name="gr3" draw:id="shape11" draw:name="path785" draw:layer="" svg:width="4.94551571383pt" svg:height="7.49998496586pt" svg:x="107.27671256017pt" svg:y="54.53951645860pt" svg:viewBox="0 0 5 7" svg:d="M4.93552 7.49998C5.07943 7.45521 3.62541 2.47428 3.42405 1.31465C2.5776 -1.13863 -1.30805 0.206048 0.452598 2.37487Z" koffice:nodeTypes="cccc"/>
          <draw:path draw:style-name="gr3" draw:id="shape12" draw:name="path786" draw:layer="" svg:width="6.48832787751pt" svg:height="6.39460056277pt" svg:x="111.37011869909pt" svg:y="20.41599249332pt" svg:viewBox="0 0 6 6" svg:d="M6.48833 0.00173599C6.38453 -0.0849723 1.87553 3.10241 0.770492 3.74369C-1.39784 5.40937 1.54364 7.69296 3.05256 5.47644Z" koffice:nodeTypes="cccc"/>
          <draw:path draw:style-name="gr3" draw:id="shape13" draw:name="path787" draw:layer="" svg:width="6.25052547696pt" svg:height="6.74697541508pt" svg:x="81.88259200000pt" svg:y="51.89489742934pt" svg:viewBox="0 0 6 7" svg:d="M0 6.74456C0.0878199 6.84751 4.40619 3.6222 5.45438 2.98658C7.54067 1.28848 5.03971 -1.43638 3.51124 0.915637Z" koffice:nodeTypes="cccc"/>
          <draw:path draw:style-name="gr3" draw:id="shape14" draw:name="path788" draw:layer="" svg:width="8.68426575519pt" svg:height="3.77964866032pt" svg:x="75.02931437412pt" svg:y="30.09641680000pt" svg:viewBox="0 0 9 4" svg:d="M0.000524306 0C-0.058655 0.116158 4.90952 2.79366 5.97545 3.49748C8.50866 4.73981 9.99758 1.50738 7.0884 1.00294Z" koffice:nodeTypes="cccc"/>
          <draw:path draw:style-name="gr3" draw:id="shape15" draw:name="path789" draw:layer="" svg:width="8.27723536916pt" svg:height="4.68849999800pt" svg:x="116.48614932923pt" svg:y="44.99259737212pt" svg:viewBox="0 0 8 5" svg:d="M8.27653 4.6885C8.34309 4.56349 3.70978 1.24893 2.72562 0.394052C0.353729 -1.15945 -1.34427 2.3302 1.45037 3.08957Z" koffice:nodeTypes="cccc"/>
          <draw:path draw:style-name="gr3" draw:id="shape16" draw:name="path790" draw:layer="" svg:width="3.67642027207pt" svg:height="7.97823024717pt" svg:x="105.02671482722pt" svg:y="15.55741223870pt" svg:viewBox="0 0 4 8" svg:d="M3.67642 0.000388031C3.55347 -0.0486651 0.947975 4.56765 0.254413 5.5633C-0.946262 7.91213 2.46967 9.13286 2.88927 6.47262Z" koffice:nodeTypes="cccc"/>
          <draw:path draw:style-name="gr3" draw:id="shape17" draw:name="path791" draw:layer="" svg:width="4.64078867728pt" svg:height="7.64329683065pt" svg:x="90.53092800000pt" svg:y="55.44485832944pt" svg:viewBox="0 0 5 8" svg:d="M0 7.64276C0.133934 7.6989 3.41914 3.36621 4.2752 2.44056C5.80662 0.227651 2.07449 -1.19344 1.3939 1.37593Z" koffice:nodeTypes="cccc"/>
          <draw:path draw:style-name="gr3" draw:id="shape18" draw:name="path792" draw:layer="" svg:width="8.29222860401pt" svg:height="4.57681980452pt" svg:x="75.39844240000pt" svg:y="45.45853058969pt" svg:viewBox="0 0 8 5" svg:d="M0 4.56812C0.0510353 4.69877 5.565 3.31759 6.85 3.12104C9.56463 2.32199 8.03619 -1.20433 5.64576 0.424718Z" koffice:nodeTypes="cccc"/>
          <draw:path draw:style-name="gr3" draw:id="shape19" draw:name="path793" draw:layer="" svg:width="8.69517886826pt" svg:height="3.67160960172pt" svg:x="116.29476290287pt" svg:y="29.68493940353pt" svg:viewBox="0 0 9 4" svg:d="M8.69518 0.0110576C8.65239 -0.108847 2.92101 0.783854 1.59428 0.879914C-1.23588 1.42579 0.0735756 4.67122 2.63185 3.36365Z" koffice:nodeTypes="cccc"/>
          <draw:path draw:style-name="gr3" draw:id="shape20" draw:name="path794" draw:layer="" svg:width="2.97557261423pt" svg:height="8.54730991590pt" svg:x="101.78923646411pt" svg:y="14.46389484631pt" svg:viewBox="0 0 3 9" svg:d="M2.61813 0.000117787C2.48347 -0.0284107 0.645814 5.1338 0.114758 6.27014C-0.692281 8.87497 3.0235 9.52439 2.9751 6.73816Z" koffice:nodeTypes="cccc"/>
          <draw:path draw:style-name="gr3" draw:id="shape21" draw:name="path795" draw:layer="" svg:width="3.24925519514pt" svg:height="8.36342367482pt" svg:x="94.95024800000pt" svg:y="56.25488688568pt" svg:viewBox="0 0 3 8" svg:d="M0 8.36321C0.138273 8.40051 2.43488 3.43054 3.07234 2.34507C4.10587 -0.170848 0.280252 -1.06269 0.125094 1.69003Z" koffice:nodeTypes="cccc"/>
          <draw:path draw:style-name="gr3" draw:id="shape22" draw:name="path796" draw:layer="" svg:width="3.97812751373pt" svg:height="8.17587352111pt" svg:x="93.02104181132pt" svg:y="14.95613680000pt" svg:viewBox="0 0 4 8" svg:d="M0.0262531 0C-0.129334 0.028387 0.45761 5.35525 0.453704 6.57837C0.876338 9.21827 5.10201 8.31248 3.69097 5.85271Z" koffice:nodeTypes="cccc"/>
          <draw:path draw:style-name="gr3" draw:id="shape23" draw:name="path797" draw:layer="" svg:width="3.08319316329pt" svg:height="8.40932379518pt" svg:x="103.39182939143pt" svg:y="55.93854916076pt" svg:viewBox="0 0 3 8" svg:d="M2.97509 8.40932C3.11383 8.38972 2.98986 2.966 3.08319 1.72876C2.90605 -0.966868 -0.871662 -0.297987 0.186764 2.27329Z" koffice:nodeTypes="cccc"/>
          <draw:path draw:style-name="gr3" draw:id="shape24" draw:name="path798" draw:layer="" svg:width="6.03741092497pt" svg:height="6.71159877553pt" svg:x="83.62100992280pt" svg:y="19.34168080000pt" svg:viewBox="0 0 6 7" svg:d="M0.00360126 0C-0.110136 0.0734779 2.50447 4.65582 2.99328 5.75088C4.395 7.98102 7.42939 5.86349 5.30516 4.10027Z" koffice:nodeTypes="cccc"/>
          <draw:path draw:style-name="gr3" draw:id="shape25" draw:name="path799" draw:layer="" svg:width="5.23539077046pt" svg:height="7.28182287907pt" svg:x="110.22487612252pt" svg:y="52.78206492018pt" svg:viewBox="0 0 5 7" svg:d="M5.23118 7.28182C5.34197 7.21304 3.23349 2.27666 2.85597 1.10608C1.70975 -1.30503 -1.25716 0.692307 0.592897 2.66657Z" koffice:nodeTypes="cccc"/>
          <draw:path draw:style-name="gr3" draw:id="shape26" draw:name="path800" draw:layer="" svg:width="7.58620295401pt" svg:height="4.90473301456pt" svg:x="76.75644699769pt" svg:y="25.89432080000pt" svg:viewBox="0 0 8 5" svg:d="M0.00102852 0C-0.0743821 0.107552 4.01948 3.55744 4.87454 4.42751C6.98408 6.06318 8.93709 3.046 6.34851 2.09355Z" koffice:nodeTypes="cccc"/>
          <draw:path draw:style-name="gr3" draw:id="shape27" draw:name="path801" draw:layer="" svg:width="7.05835315984pt" svg:height="5.74029963488pt" svg:x="114.98408781782pt" svg:y="47.80522383636pt" svg:viewBox="0 0 7 6" svg:d="M7.05707 5.7403C7.13712 5.62969 3.43757 1.61013 2.67527 0.609241C0.759054 -1.30872 -1.32996 1.80608 1.09471 3.02139Z" koffice:nodeTypes="cccc"/>
          <draw:path draw:style-name="gr3" draw:id="shape28" draw:name="path802" draw:layer="" svg:width="8.34829160199pt" svg:height="2.68890728219pt" svg:x="73.74365979203pt" svg:y="34.04064880000pt" svg:viewBox="0 0 8 3" svg:d="M0.000174331 0.0330145C-0.0339584 0.152947 4.95424 2.02702 6.04655 2.5534C8.56899 3.39088 9.37474 0.0756099 6.63547 0L0.000174331 0.033022Z" koffice:nodeTypes="ccccc"/>
          <draw:path draw:style-name="gr3" draw:id="shape29" draw:name="path803" draw:layer="" svg:width="8.12308365235pt" svg:height="3.56272655972pt" svg:x="117.43520446268pt" svg:y="42.09988411501pt" svg:viewBox="0 0 8 4" svg:d="M8.1228 3.56273C8.16521 3.42755 3.39447 0.904209 2.35829 0.218454C-0.0622797 -0.931006 -1.099 2.81593 1.59099 3.10668Z" koffice:nodeTypes="cccc"/>
          <draw:path draw:style-name="gr3" draw:id="shape30" draw:name="path804" draw:layer="" svg:width="8.34677928818pt" svg:height="2.76356924951pt" svg:x="73.57394000000pt" svg:y="41.38800280885pt" svg:viewBox="0 0 8 3" svg:d="M0 2.62257C0.0184747 2.74713 5.39616 2.67171 6.62208 2.76357C9.29557 2.62245 8.65775 -0.770526 6.10163 0.161918Z" koffice:nodeTypes="cccc"/>
          <draw:path draw:style-name="gr3" draw:id="shape31" draw:name="path805" draw:layer="" svg:width="8.50755107582pt" svg:height="2.71765611762pt" svg:x="117.59929465040pt" svg:y="34.73425826588pt" svg:viewBox="0 0 9 3" svg:d="M8.50755 0.570359C8.49822 0.445927 3.07646 0.170863 1.84861 0.000257489C-0.85448 -0.0340066 -0.464006 3.36406 2.17961 2.60783Z" koffice:nodeTypes="cccc"/>
          <draw:path draw:style-name="gr3" draw:id="shape32" draw:name="path806" draw:layer="" svg:width="7.64906886774pt" svg:height="5.22653720682pt" svg:x="78.35506880000pt" svg:y="48.96831311375pt" svg:viewBox="0 0 8 5" svg:d="M0 5.22317C0.0806078 5.32471 5.29331 3.10109 6.53639 2.68959C9.07583 1.49349 6.74887 -1.21839 4.7215 0.622771Z" koffice:nodeTypes="cccc"/>
          <draw:path draw:style-name="gr3" draw:id="shape33" draw:name="path807" draw:layer="" svg:width="7.24041775577pt" svg:height="5.41303207538pt" svg:x="114.16324443399pt" svg:y="24.80773156167pt" svg:viewBox="0 0 7 5" svg:d="M7.24042 0.00473344C7.17481 -0.113474 2.27615 2.01809 1.11684 2.39433C-1.27805 3.55825 0.631975 6.72659 2.61014 4.81175Z" koffice:nodeTypes="cccc"/>
          <draw:path draw:style-name="gr3" draw:id="shape34" draw:name="path808" draw:layer="" svg:width="5.13582499908pt" svg:height="7.96839455625pt" svg:x="86.49057600000pt" svg:y="53.99904895486pt" svg:viewBox="0 0 5 8" svg:d="M0 7.96743C0.118092 8.04279 3.73574 3.70088 4.65275 2.78996C6.36354 0.55647 3.05484 -1.38855 2.09423 1.32357Z" koffice:nodeTypes="cccc"/>
          <draw:path draw:style-name="gr3" draw:id="shape35" draw:name="path809" draw:layer="" svg:width="5.04502429485pt" svg:height="7.44195774346pt" svg:x="108.27541451200pt" svg:y="17.77227585330pt" svg:viewBox="0 0 5 7" svg:d="M5.04502 0.00121766C4.94319 -0.079372 1.40446 3.8644 0.519402 4.68121C-1.16541 6.71994 1.69844 8.81655 2.73631 6.26616Z" koffice:nodeTypes="cccc"/>
          <draw:g draw:style-name="gr1" draw:id="shape36" draw:name="g766" svg:y="1.42065442558pt">
            <draw:path draw:style-name="gr3" draw:id="shape37" draw:name="path760" draw:layer="" svg:width="3.58088725333pt" svg:height="4.00133698111pt" draw:transform="matrix(3.57368550000 0.00000000000 0.00000000000 2.71837160000 12.00102078000pt 88.41201118021pt)" svg:viewBox="0 0 4 4" svg:d="M1.87654 3.395C2.08368 3.63904 2.01551 4.04951 2.59149 3.9967C3.47076 3.9967 3.49611 3.34939 3.49611 2.89731C3.49611 2.44604 2.18594 1.81473 2.12563 1.15062C2.06445 0.485712 2.42805 0.300081 2.73221 0.300081C3.03462 0.300081 3.24701 0.512917 3.24701 0.698548C3.24701 0.884179 3.0958 0.937788 2.88341 0.937788C2.67103 0.937788 2.97431 0.804966 2.79252 0.698548C2.61072 0.59213 2.48923 0.857774 2.48923 1.0178C2.48923 1.17703 2.94372 1.22984 3.24701 1.11062C3.30819 1.46908 3.33791 1.49628 2.91313 2.10678C3.21729 1.86754 3.24614 1.81473 3.58089 1.94756C3.24701 1.6019 3.49698 0.897781 3.50834 0.718551C3.51971 0.539321 3.44454 0.326486 3.30819 0.220068C3.06521 -0.0455765 2.53468 -0.0575785 2.21653 0.11365C1.7533 0.362492 1.73057 1.09621 1.85206 1.33625L3.13601 2.92052C3.22691 3.10695 3.25837 3.62464 2.71298 3.65104C2.137 3.70385 1.93947 2.75889 1.8372 2.44444C1.69998 2.7877 1.54703 3.73505 0.971044 3.68225C0.424777 3.65584 0.319894 3.13815 0.410793 2.95172L1.7297 1.33625C1.85031 1.09621 1.82759 0.362492 1.36436 0.11365C1.04621 -0.0575785 0.51655 -0.0455765 0.27357 0.220068C0.137222 0.326486 0.0611819 0.539321 0.0725442 0.718551C0.0839066 0.897781 0.333878 1.6019 0 1.94756C0.334752 1.81473 0.364469 1.86754 0.667756 2.10678C0.242979 1.49628 0.27357 1.46908 0.333878 1.11062C0.637165 1.22984 1.09253 1.17703 1.09253 1.0178C1.09253 0.857774 0.97017 0.59213 0.788372 0.698548C0.607449 0.804966 0.909862 0.937788 0.698347 0.937788C0.485085 0.937788 0.333878 0.884179 0.333878 0.698548C0.333878 0.512917 0.546267 0.300081 0.849554 0.300081C1.15284 0.300081 1.51644 0.485712 1.45525 1.15062C1.39495 1.81473 0.0506935 2.53965 0.0506935 2.99093C0.0506935 3.44301 0.144214 3.9967 1.02349 3.9967C1.59947 4.04951 1.66764 3.63904 1.87654 3.395Z" koffice:nodeTypes="ccccccccccccccccccccccccccccccccccccc"/>
            <draw:path draw:style-name="gr3" draw:id="shape38" draw:name="path761" draw:layer="" svg:width="3.99520144000pt" svg:height="6.99755330633pt" draw:transform="matrix(3.57368550000 0.00000000000 0.00000000000 -2.71837160000 10.71452126506pt 88.41218003708pt)" svg:viewBox="0 0 4 7" svg:d="M2.01399 6.08057C2.20348 6.32452 2.35938 7.0476 2.88627 6.99481C3.69058 6.99481 3.9952 6.41011 3.9952 5.95819C3.9952 5.50707 2.35938 1.81411 2.30422 1.15023C2.24825 0.485546 2.58085 0.299979 2.85908 0.299979C3.13572 0.299979 3.33 0.512741 3.33 0.698309C3.33 0.883877 3.19168 0.937467 2.9974 0.937467C2.80312 0.937467 3.08055 0.80469 2.91425 0.698309C2.74795 0.591928 2.63682 0.857481 2.63682 1.01745C2.63682 1.17662 3.05257 1.22942 3.33 1.11024C3.38597 1.46857 3.41315 1.49577 3.02458 2.10606C3.30282 1.8669 3.3292 1.81411 3.63542 1.94689C3.33 1.60135 3.55866 0.897474 3.56906 0.718305C3.57945 0.539137 3.51069 0.326374 3.38597 0.219993C3.1637 -0.0455609 2.67839 -0.0575589 2.38737 0.113611C1.96362 0.362368 1.94283 1.09584 2.05397 1.3358L3.63462 5.82541C3.71777 6.01178 3.4963 6.62287 2.9974 6.64927C2.47052 6.70206 2.28983 5.97579 2.19628 5.66144L2.91425 5.73023C2.91425 5.73023 2.94223 5.58465 2.91425 5.49027C2.54327 5.45828 2.19628 5.36949 2.19628 5.36949L2.1691 4.89118L2.52329 4.89118L2.4953 4.67921C2.4953 4.67921 2.19628 4.70561 2.1691 4.67921C2.14111 4.65282 2.11313 4.2001 2.11313 4.2001C2.11313 4.2001 2.05796 4.1737 1.998 4.1737C1.93724 4.1737 1.88207 4.2001 1.88207 4.2001C1.88207 4.2001 1.85409 4.65282 1.8269 4.67921C1.79892 4.70561 1.4999 4.67921 1.4999 4.67921L1.47272 4.89118L1.8269 4.89118L1.79892 5.36949C1.79892 5.36949 1.45193 5.45828 1.08095 5.49027C1.05377 5.58465 1.08095 5.73023 1.08095 5.73023L1.79892 5.66144C1.70538 5.97579 1.52468 6.70206 0.9986 6.64927C0.4989 6.62287 0.277433 6.01178 0.360584 5.82541L1.94203 1.3358C2.05237 1.09584 2.03158 0.362368 1.60783 0.113611C1.31681 -0.0575589 0.8323 -0.0455609 0.610034 0.219993C0.485309 0.326374 0.41575 0.539137 0.426144 0.718305C0.436538 0.897474 0.665201 1.60135 0.359784 1.94689C0.666 1.81411 0.693184 1.8669 0.970617 2.10606C0.582051 1.49577 0.610034 1.46857 0.665201 1.11024C0.942634 1.22942 1.35918 1.17662 1.35918 1.01745C1.35918 0.857481 1.24725 0.591928 1.08095 0.698309C0.91545 0.80469 1.19208 0.937467 0.9986 0.937467C0.803518 0.937467 0.665201 0.883877 0.665201 0.698309C0.665201 0.512741 0.859484 0.299979 1.13692 0.299979C1.41435 0.299979 1.74695 0.485546 1.69098 1.15023C1.63582 1.81411 0 5.50707 0 5.95819C0 6.41011 0.304617 6.99481 1.10893 6.99481C1.63582 7.0476 1.82291 6.32452 2.01399 6.08057Z" koffice:nodeTypes="ccccccccccccccccccccccccccccccccccccccccccccccccccccccc"/>
            <draw:path draw:style-name="gr3" draw:id="shape39" draw:name="path762" draw:layer="" svg:width="3.99520144000pt" svg:height="6.99755330633pt" draw:transform="matrix(3.57368550000 0.00000000000 0.00000000000 2.71837160000 10.71449400000pt 50.35817956098pt)" svg:viewBox="0 0 4 7" svg:d="M2.01399 6.08057C2.20348 6.32452 2.35938 7.0476 2.88627 6.99481C3.69058 6.99481 3.9952 6.41011 3.9952 5.95819C3.9952 5.50707 2.35938 1.81411 2.30422 1.15023C2.24825 0.485546 2.58085 0.299979 2.85908 0.299979C3.13572 0.299979 3.33 0.512741 3.33 0.698309C3.33 0.883877 3.19168 0.937467 2.9974 0.937467C2.80312 0.937467 3.08055 0.80469 2.91425 0.698309C2.74795 0.591928 2.63682 0.857481 2.63682 1.01745C2.63682 1.17662 3.05257 1.22942 3.33 1.11024C3.38597 1.46857 3.41315 1.49577 3.02458 2.10606C3.30282 1.8669 3.3292 1.81411 3.63542 1.94689C3.33 1.60135 3.55866 0.897474 3.56906 0.718305C3.57945 0.539137 3.51069 0.326374 3.38597 0.219993C3.1637 -0.0455609 2.67839 -0.0575589 2.38737 0.113611C1.96362 0.362368 1.94283 1.09584 2.05397 1.3358L3.63462 5.82541C3.71777 6.01178 3.4963 6.62287 2.9974 6.64927C2.47052 6.70206 2.28983 5.97579 2.19628 5.66144L2.91425 5.73023C2.91425 5.73023 2.94223 5.58465 2.91425 5.49027C2.54327 5.45828 2.19628 5.36949 2.19628 5.36949L2.1691 4.89118L2.52329 4.89118L2.4953 4.67921C2.4953 4.67921 2.19628 4.70561 2.1691 4.67921C2.14111 4.65282 2.11313 4.2001 2.11313 4.2001C2.11313 4.2001 2.05796 4.1737 1.998 4.1737C1.93724 4.1737 1.88207 4.2001 1.88207 4.2001C1.88207 4.2001 1.85409 4.65282 1.8269 4.67921C1.79892 4.70561 1.4999 4.67921 1.4999 4.67921L1.47272 4.89118L1.8269 4.89118L1.79892 5.36949C1.79892 5.36949 1.45193 5.45828 1.08095 5.49027C1.05377 5.58465 1.08095 5.73023 1.08095 5.73023L1.79892 5.66144C1.70538 5.97579 1.52468 6.70206 0.9986 6.64927C0.4989 6.62287 0.277433 6.01178 0.360584 5.82541L1.94203 1.3358C2.05237 1.09584 2.03158 0.362368 1.60783 0.113611C1.31681 -0.0575589 0.8323 -0.0455609 0.610034 0.219993C0.485309 0.326374 0.41575 0.539137 0.426144 0.718305C0.436538 0.897474 0.665201 1.60135 0.359784 1.94689C0.666 1.81411 0.693184 1.8669 0.970617 2.10606C0.582051 1.49577 0.610034 1.46857 0.665201 1.11024C0.942634 1.22942 1.35918 1.17662 1.35918 1.01745C1.35918 0.857481 1.24725 0.591928 1.08095 0.698309C0.91545 0.80469 1.19208 0.937467 0.9986 0.937467C0.803518 0.937467 0.665201 0.883877 0.665201 0.698309C0.665201 0.512741 0.859484 0.299979 1.13692 0.299979C1.41435 0.299979 1.74695 0.485546 1.69098 1.15023C1.63582 1.81411 0 5.50707 0 5.95819C0 6.41011 0.304617 6.99481 1.10893 6.99481C1.63582 7.0476 1.82291 6.32452 2.01399 6.08057Z" koffice:nodeTypes="ccccccccccccccccccccccccccccccccccccccccccccccccccccccc"/>
            <draw:path draw:style-name="gr3" draw:id="shape40" draw:name="path763" draw:layer="" svg:width="3.99520144000pt" svg:height="6.99755330633pt" draw:transform="matrix(3.57368550000 0.00000000000 0.00000000000 -2.71837160000 10.71452126506pt 50.35497763708pt)" svg:viewBox="0 0 4 7" svg:d="M2.01399 6.08057C2.20348 6.32452 2.35938 7.0476 2.88627 6.99481C3.69058 6.99481 3.9952 6.41011 3.9952 5.95819C3.9952 5.50707 2.35938 1.81411 2.30422 1.15023C2.24825 0.485546 2.58085 0.299979 2.85908 0.299979C3.13572 0.299979 3.33 0.512741 3.33 0.698309C3.33 0.883877 3.19168 0.937467 2.9974 0.937467C2.80312 0.937467 3.08055 0.80469 2.91425 0.698309C2.74795 0.591928 2.63682 0.857481 2.63682 1.01745C2.63682 1.17662 3.05257 1.22942 3.33 1.11024C3.38597 1.46857 3.41315 1.49577 3.02458 2.10606C3.30282 1.8669 3.3292 1.81411 3.63542 1.94689C3.33 1.60135 3.55866 0.897474 3.56906 0.718305C3.57945 0.539137 3.51069 0.326374 3.38597 0.219993C3.1637 -0.0455609 2.67839 -0.0575589 2.38737 0.113611C1.96362 0.362368 1.94283 1.09584 2.05397 1.3358L3.63462 5.82541C3.71777 6.01178 3.4963 6.62287 2.9974 6.64927C2.47052 6.70206 2.28983 5.97579 2.19628 5.66144L2.91425 5.73023C2.91425 5.73023 2.94223 5.58465 2.91425 5.49027C2.54327 5.45828 2.19628 5.36949 2.19628 5.36949L2.1691 4.89118L2.52329 4.89118L2.4953 4.67921C2.4953 4.67921 2.19628 4.70561 2.1691 4.67921C2.14111 4.65282 2.11313 4.2001 2.11313 4.2001C2.11313 4.2001 2.05796 4.1737 1.998 4.1737C1.93724 4.1737 1.88207 4.2001 1.88207 4.2001C1.88207 4.2001 1.85409 4.65282 1.8269 4.67921C1.79892 4.70561 1.4999 4.67921 1.4999 4.67921L1.47272 4.89118L1.8269 4.89118L1.79892 5.36949C1.79892 5.36949 1.45193 5.45828 1.08095 5.49027C1.05377 5.58465 1.08095 5.73023 1.08095 5.73023L1.79892 5.66144C1.70538 5.97579 1.52468 6.70206 0.9986 6.64927C0.4989 6.62287 0.277433 6.01178 0.360584 5.82541L1.94203 1.3358C2.05237 1.09584 2.03158 0.362368 1.60783 0.113611C1.31681 -0.0575589 0.8323 -0.0455609 0.610034 0.219993C0.485309 0.326374 0.41575 0.539137 0.426144 0.718305C0.436538 0.897474 0.665201 1.60135 0.359784 1.94689C0.666 1.81411 0.693184 1.8669 0.970617 2.10606C0.582051 1.49577 0.610034 1.46857 0.665201 1.11024C0.942634 1.22942 1.35918 1.17662 1.35918 1.01745C1.35918 0.857481 1.24725 0.591928 1.08095 0.698309C0.91545 0.80469 1.19208 0.937467 0.9986 0.937467C0.803518 0.937467 0.665201 0.883877 0.665201 0.698309C0.665201 0.512741 0.859484 0.299979 1.13692 0.299979C1.41435 0.299979 1.74695 0.485546 1.69098 1.15023C1.63582 1.81411 0 5.50707 0 5.95819C0 6.41011 0.304617 6.99481 1.10893 6.99481C1.63582 7.0476 1.82291 6.32452 2.01399 6.08057Z" koffice:nodeTypes="ccccccccccccccccccccccccccccccccccccccccccccccccccccccc"/>
            <draw:path draw:style-name="gr3" draw:id="shape41" draw:name="path764" draw:layer="" svg:width="3.99520144000pt" svg:height="6.99755330633pt" draw:transform="matrix(3.57368550000 0.00000000000 0.00000000000 2.71837160000 10.71449400000pt 12.30089017309pt)" svg:viewBox="0 0 4 7" svg:d="M2.01399 6.08057C2.20348 6.32452 2.35938 7.0476 2.88627 6.99481C3.69058 6.99481 3.9952 6.41011 3.9952 5.95819C3.9952 5.50707 2.35938 1.81411 2.30422 1.15023C2.24825 0.485546 2.58085 0.299979 2.85908 0.299979C3.13572 0.299979 3.33 0.512741 3.33 0.698309C3.33 0.883877 3.19168 0.937467 2.9974 0.937467C2.80312 0.937467 3.08055 0.80469 2.91425 0.698309C2.74795 0.591928 2.63682 0.857481 2.63682 1.01745C2.63682 1.17662 3.05257 1.22942 3.33 1.11024C3.38597 1.46857 3.41315 1.49577 3.02458 2.10606C3.30282 1.8669 3.3292 1.81411 3.63542 1.94689C3.33 1.60135 3.55866 0.897474 3.56906 0.718305C3.57945 0.539137 3.51069 0.326374 3.38597 0.219993C3.1637 -0.0455609 2.67839 -0.0575589 2.38737 0.113611C1.96362 0.362368 1.94283 1.09584 2.05397 1.3358L3.63462 5.82541C3.71777 6.01178 3.4963 6.62287 2.9974 6.64927C2.47052 6.70206 2.28983 5.97579 2.19628 5.66144L2.91425 5.73023C2.91425 5.73023 2.94223 5.58465 2.91425 5.49027C2.54327 5.45828 2.19628 5.36949 2.19628 5.36949L2.1691 4.89118L2.52329 4.89118L2.4953 4.67921C2.4953 4.67921 2.19628 4.70561 2.1691 4.67921C2.14111 4.65282 2.11313 4.2001 2.11313 4.2001C2.11313 4.2001 2.05796 4.1737 1.998 4.1737C1.93724 4.1737 1.88207 4.2001 1.88207 4.2001C1.88207 4.2001 1.85409 4.65282 1.8269 4.67921C1.79892 4.70561 1.4999 4.67921 1.4999 4.67921L1.47272 4.89118L1.8269 4.89118L1.79892 5.36949C1.79892 5.36949 1.45193 5.45828 1.08095 5.49027C1.05377 5.58465 1.08095 5.73023 1.08095 5.73023L1.79892 5.66144C1.70538 5.97579 1.52468 6.70206 0.9986 6.64927C0.4989 6.62287 0.277433 6.01178 0.360584 5.82541L1.94203 1.3358C2.05237 1.09584 2.03158 0.362368 1.60783 0.113611C1.31681 -0.0575589 0.8323 -0.0455609 0.610034 0.219993C0.485309 0.326374 0.41575 0.539137 0.426144 0.718305C0.436538 0.897474 0.665201 1.60135 0.359784 1.94689C0.666 1.81411 0.693184 1.8669 0.970617 2.10606C0.582051 1.49577 0.610034 1.46857 0.665201 1.11024C0.942634 1.22942 1.35918 1.17662 1.35918 1.01745C1.35918 0.857481 1.24725 0.591928 1.08095 0.698309C0.91545 0.80469 1.19208 0.937467 0.9986 0.937467C0.803518 0.937467 0.665201 0.883877 0.665201 0.698309C0.665201 0.512741 0.859484 0.299979 1.13692 0.299979C1.41435 0.299979 1.74695 0.485546 1.69098 1.15023C1.63582 1.81411 0 5.50707 0 5.95819C0 6.41011 0.304617 6.99481 1.10893 6.99481C1.63582 7.0476 1.82291 6.32452 2.01399 6.08057Z" koffice:nodeTypes="ccccccccccccccccccccccccccccccccccccccccccccccccccccccc"/>
            <draw:path draw:style-name="gr3" draw:id="shape42" draw:name="path765" draw:layer="" svg:width="3.58088725333pt" svg:height="4.00133698111pt" draw:transform="matrix(3.57368550000 0.00000000000 0.00000000000 -2.71837160000 12.00093898483pt 12.29777523707pt)" svg:viewBox="0 0 4 4" svg:d="M1.87654 3.395C2.08368 3.63904 2.01551 4.04951 2.59149 3.9967C3.47076 3.9967 3.49611 3.34939 3.49611 2.89731C3.49611 2.44604 2.18594 1.81473 2.12563 1.15062C2.06445 0.485712 2.42805 0.300081 2.73221 0.300081C3.03462 0.300081 3.24701 0.512917 3.24701 0.698548C3.24701 0.884179 3.0958 0.937788 2.88341 0.937788C2.67103 0.937788 2.97431 0.804966 2.79252 0.698548C2.61072 0.59213 2.48923 0.857774 2.48923 1.0178C2.48923 1.17703 2.94372 1.22984 3.24701 1.11062C3.30819 1.46908 3.33791 1.49628 2.91313 2.10678C3.21729 1.86754 3.24614 1.81473 3.58089 1.94756C3.24701 1.6019 3.49698 0.897781 3.50834 0.718551C3.51971 0.539321 3.44454 0.326486 3.30819 0.220068C3.06521 -0.0455765 2.53468 -0.0575785 2.21653 0.11365C1.7533 0.362492 1.73057 1.09621 1.85206 1.33625L3.13601 2.92052C3.22691 3.10695 3.25837 3.62464 2.71298 3.65104C2.137 3.70385 1.93947 2.75889 1.8372 2.44444C1.69998 2.7877 1.54703 3.73505 0.971044 3.68225C0.424777 3.65584 0.319894 3.13815 0.410793 2.95172L1.7297 1.33625C1.85031 1.09621 1.82759 0.362492 1.36436 0.11365C1.04621 -0.0575785 0.51655 -0.0455765 0.27357 0.220068C0.137222 0.326486 0.0611819 0.539321 0.0725442 0.718551C0.0839066 0.897781 0.333878 1.6019 0 1.94756C0.334752 1.81473 0.364469 1.86754 0.667756 2.10678C0.242979 1.49628 0.27357 1.46908 0.333878 1.11062C0.637165 1.22984 1.09253 1.17703 1.09253 1.0178C1.09253 0.857774 0.97017 0.59213 0.788372 0.698548C0.607449 0.804966 0.909862 0.937788 0.698347 0.937788C0.485085 0.937788 0.333878 0.884179 0.333878 0.698548C0.333878 0.512917 0.546267 0.300081 0.849554 0.300081C1.15284 0.300081 1.51644 0.485712 1.45525 1.15062C1.39495 1.81473 0.0506935 2.53965 0.0506935 2.99093C0.0506935 3.44301 0.144214 3.9967 1.02349 3.9967C1.59947 4.04951 1.66764 3.63904 1.87654 3.395Z" koffice:nodeTypes="ccccccccccccccccccccccccccccccccccccc"/>
          </draw:g>
          <draw:g draw:style-name="gr1" draw:id="shape43" draw:name="g852" svg:y="40.12375359699pt">
            <draw:path draw:style-name="gr3" draw:id="shape44" draw:name="path844" draw:layer="" svg:width="52.19971939772pt" svg:height="53.30250920037pt" draw:transform="matrix(0.53280868000 0.00000000000 0.00000000000 0.50363834000 68.89257925609pt 42.50705809011pt)" svg:viewBox="0 0 52 53" svg:d="M10.2666 14.4344C10.7628 16.4401 10.8867 27.7218 22.0518 38.5028C33.2161 49.2831 52.1968 51.665 52.1968 51.665C52.1968 51.665 52.3207 53.1693 50.9559 53.2945C49.5911 53.4204 43.1404 52.0413 39.9154 51.0384C36.6896 50.0356 33.837 48.2802 33.4646 48.4062C33.0923 48.5313 32.4722 49.6593 31.4798 49.5342C30.4874 49.409 25.8976 44.5199 23.9128 43.266C21.9279 42.0128 15.2287 34.6166 12.9962 30.9814C10.7628 27.3463 10.2666 24.9643 9.52266 24.9643C8.77795 24.9643 6.17304 26.7189 6.17304 26.7189C6.17304 26.7189 3.81584 23.0838 1.70714 17.317C-0.401548 11.551 -0.15384 8.16624 0.342371 7.91593C0.838581 7.66481 0.838581 12.1776 2.45106 16.3142C4.06434 20.4515 6.29689 21.7047 6.29689 21.7047C6.29689 21.7047 4.80826 19.5738 3.69199 14.1833C2.57571 8.79282 2.20335 3.65341 2.94727 2.02398C3.69199 0.394547 4.43591 -0.106878 4.56055 0.0182775C4.68441 0.143434 3.19578 2.52541 4.1882 8.66766C5.18062 14.8099 8.03403 20.0753 8.65409 19.8241C9.27416 19.5738 8.28174 18.3199 7.78553 14.6847C7.28931 11.0496 8.28174 8.79282 9.1503 8.54251C9.52266 8.16624 10.1427 12.5539 10.2666 14.4344Z" koffice:nodeTypes="ccccccccccccccccccccccc"/>
            <draw:path draw:style-name="gr3" draw:id="shape45" draw:name="path845" draw:layer="" svg:width="35.71284387047pt" svg:height="43.02903110808pt" draw:transform="matrix(0.53280868000 0.00000000000 0.00000000000 0.50363834000 66.04168362301pt 50.56713465118pt)" svg:viewBox="0 0 36 43" svg:d="M7.78922 8.64225C5.67292 6.64157 2.31121 -0.360796 1.5646 0.0145311C0.817199 0.389858 7.04262 10.3932 7.16692 11.2687C7.29122 12.1434 8.66093 14.8947 7.66492 14.5194C6.66892 14.1441 -0.801107 6.26705 0.0705947 7.76755C0.942297 9.26806 6.54462 16.1448 6.17092 16.5201C5.79722 16.8954 1.5646 12.7684 1.4403 13.2694C1.3152 13.7696 5.67292 17.8957 5.54862 18.3959C5.42431 18.8961 2.80921 15.7702 2.80921 16.3952C2.80921 17.0202 5.54862 20.1461 5.54862 20.6463C5.54862 21.1464 3.18291 18.3959 3.93031 19.8964C4.67691 21.3969 6.79322 22.7726 6.66892 23.2728C6.54462 23.7729 4.92631 22.6469 4.92631 22.8974C4.92631 23.1471 8.03862 24.2731 8.78523 25.1478C9.53263 26.0233 14.637 31.9005 18.4967 34.9015C22.3564 37.9025 33.3124 43.029 34.059 43.029C34.8064 43.029 35.9267 41.4037 35.6773 40.7787C35.4287 40.1529 24.7213 36.5268 21.7333 33.7763C18.7453 31.025 11.4004 24.5228 10.7773 24.1475C10.155 23.7729 8.53663 23.8978 8.53663 23.5224C8.53663 23.1471 10.653 23.7729 10.5287 23.5224C10.4044 23.2728 7.54062 22.0219 7.66492 21.7723C7.78922 21.5218 9.65693 22.2724 9.65693 22.0219C9.65693 21.7723 6.29522 19.8964 6.42032 19.5211C6.54462 19.1458 8.91033 20.6463 8.91033 20.3966C8.91033 20.1461 5.67292 17.8957 5.79722 17.5204C5.92232 17.1451 8.28723 19.2714 8.16293 18.7712C8.03862 18.2711 6.29522 15.6446 6.29522 15.2701C6.29522 14.8947 9.15893 18.0206 9.40833 17.3956C9.65693 16.7706 8.41232 11.6432 8.53663 11.5184C8.66093 11.3935 10.6442 12.6564 11.0179 11.9057C11.3908 11.1559 9.55414 10.1123 7.78922 8.64225Z" koffice:nodeTypes="cccccccccccccccccccccccccccccccc"/>
            <draw:path draw:style-name="gr3" draw:id="shape46" draw:name="path846" draw:layer="" svg:width="13.18528067473pt" svg:height="7.48018756599pt" draw:transform="matrix(0.40705517535 0.00000000000 0.00000000000 0.38213710139 88.94551135833pt 71.99849801263pt)" svg:viewBox="0 0 13 7" svg:d="M2.17712 7.42367C0.253271 7.6941 -0.613937 6.99447 0.478419 5.31486C1.99079 5.19412 6.01551 3.81223 7.43783 3.17794C8.86014 2.54364 10.3787 1.63478 11.6427 0.41664C12.902 -0.913978 13.5758 1.26926 12.9454 2.39892C12.4222 3.19448 10.0612 4.62681 8.326 5.38433C5.80744 6.28326 3.64214 7.5287 2.17712 7.42367Z" koffice:nodeTypes="ccccccc"/>
            <draw:path draw:style-name="gr3" draw:id="shape47" draw:name="path847" draw:layer="" svg:width="84.40786691025pt" svg:height="64.83606461179pt" draw:transform="matrix(0.53280868000 0.00000000000 0.00000000000 0.50363834000 94.95622093730pt 40.12375359699pt)" svg:viewBox="0 0 84 65" svg:d="M0.426044 64.5441C-0.570467 63.4199 0.30168 62.6712 1.79645 61.7971C4.0382 60.5491 3.41638 58.9264 6.28075 57.5529C7.52679 56.8034 25.3388 49.563 31.1935 45.6927C37.0482 41.8224 53.3663 29.4628 57.7254 20.9735C62.0853 12.4842 59.9679 11.8602 60.5906 11.4855C61.2132 11.1116 61.8366 12.7343 61.7114 14.6071C61.5871 16.4792 60.2167 22.0977 60.5906 22.5971C60.9644 23.0964 67.1922 18.2274 69.6835 12.2349C72.1748 6.24251 74.1678 0 75.4139 0C76.6591 0 73.2965 10.2375 71.1783 14.2324C69.0609 18.2274 66.5696 20.2248 67.1922 21.0989C67.8157 21.9722 74.0435 16.7293 76.1608 12.859C78.279 8.98864 80.272 5.49306 80.6451 6.24251C81.019 6.99117 78.6521 15.2312 75.2895 19.1015C71.9261 22.971 67.94 25.7179 68.5626 26.3419C69.1853 26.9667 73.6696 27.5907 78.4034 24.3444C83.1364 21.0989 83.6347 16.3545 84.2581 16.6046C84.8807 16.8539 83.6347 23.3457 79.1504 27.3407C74.6661 31.3356 68.5626 31.7103 68.8122 32.5844C69.0609 33.4585 81.7668 28.9642 81.5173 29.9629C81.2686 30.9617 65.0749 37.328 64.9497 37.9528C64.9505 38.4522 67.6913 38.5769 72.0504 37.5781C76.4104 36.5794 80.5216 33.2092 81.1442 33.9579C81.2678 35.0813 78.0295 37.8282 73.0469 39.0762C68.0644 40.3251 65.5731 42.0724 65.4487 42.4472C65.3244 42.8211 74.293 41.323 74.293 41.8224C74.293 42.3217 62.5836 44.5693 62.4592 45.1941C62.3349 45.8181 73.6696 42.9465 73.4208 43.5706C73.1713 44.1946 58.0993 48.6889 58.2236 48.939C58.3488 49.1883 70.8052 46.192 70.5557 46.6914C70.3069 47.1908 49.5046 53.0586 49.3802 53.4333C49.255 53.8072 67.6905 49.3129 67.5661 49.6876C67.4418 50.0623 57.9749 52.4338 57.9749 52.6838C57.9749 52.9331 65.5731 51.4358 65.4487 51.8097C65.3244 52.1845 46.2655 57.0535 45.8916 57.8022C45.5185 58.5516 55.7324 55.8047 55.608 57.1782C55.4836 58.5516 33.5604 66.0422 33.4352 64.6687C33.3109 63.2952 46.7638 59.7996 46.6394 59.4257C46.515 59.051 38.9168 60.299 38.7917 59.5504C38.6673 58.8009 43.7742 57.1782 43.4011 56.8034C43.0273 56.4295 39.1656 57.9268 39.5395 57.0535C39.9134 56.1794 47.1377 52.8085 47.0133 52.5592C46.8889 52.3091 44.3977 53.4325 44.6464 52.5592C44.8959 51.6851 60.341 47.1908 60.0923 46.6914C59.8428 46.192 52.9924 47.8148 52.3697 47.9394C52.1202 47.4409 61.961 43.8198 61.7114 43.1958C61.4627 42.5718 56.4801 45.3179 56.2314 44.5693C55.9819 43.8198 64.8261 40.3243 64.3279 39.8249C63.8296 39.3255 59.7192 41.1983 59.221 40.699C58.7227 40.1996 67.5661 33.9579 66.1957 33.8325C64.8261 33.7078 63.2062 35.7061 62.9575 34.4573C63.207 32.8337 69.933 30.2122 68.4383 28.9642C66.0714 28.2148 57.9749 29.4636 54.6115 31.4611C51.2481 33.4585 40.1621 44.5693 37.4213 46.3167C34.6813 48.0649 25.4631 51.9352 23.7197 52.6838C20.9788 53.6826 20.4806 55.1807 17.7406 56.5541C12.7572 57.9276 12.758 59.4257 10.3911 60.299C9.51981 60.5491 0.551206 64.918 0.426044 64.5441Z" koffice:nodeTypes="ccccccccccccccccccccccccccccccccccccccccccccccccccccccccccc"/>
            <draw:path draw:style-name="gr3" draw:id="shape48" draw:name="path848" draw:layer="" svg:width="27.31584455352pt" svg:height="4.13702737090pt" draw:transform="matrix(0.53280868000 0.00000000000 0.00000000000 0.50363834000 87.24600059709pt 75.07617057555pt)" svg:viewBox="0 0 27 4" svg:d="M2.24568 0.773508C0.764125 1.45609 -0.593381 3.27533 0.269481 3.95717C0.764125 4.86679 2.24568 2.02442 3.47992 2.13794C4.71495 2.25146 6.44305 2.25219 9.77676 2.47996C13.1104 2.707 14.8385 1.79738 16.6907 1.9109C18.5428 2.02442 22.741 1.00128 24.7164 1.00128C26.6918 1.00128 27.0616 1.22832 27.3089 0.43222C27.5555 -0.36315 21.1354 0.205179 18.2955 0.0916588C15.4564 -0.0218614 11.8754 0.659988 9.77676 0.659988C7.80134 0.546468 4.34436 -0.0225891 2.24568 0.773508Z" koffice:nodeTypes="cccccccccc"/>
            <draw:rect draw:style-name="gr3" draw:id="shape49" draw:name="rect849" draw:layer="" svg:width="2.75000000000pt" svg:height="2.37501200000pt" draw:transform="matrix(0.53280868000 0.00000000000 0.00000000000 0.50363834000 92.12041688854pt 74.43434919768pt)" svg:rx="1.37500000000pt" svg:ry="1.18750600000pt"/>
            <draw:path draw:style-name="gr3" draw:id="shape50" draw:name="path850" draw:layer="" svg:width="45.13185659163pt" svg:height="12.58434918218pt" draw:transform="matrix(0.58452149205 0.00000000000 0.00000000000 0.50363834000 95.34951022734pt 73.85125863349pt)" svg:viewBox="0 0 45 13" svg:d="M26.0856 0.033479C27.3403 -0.222945 30.6916 1.05753 33.0069 1.69737C37.2636 3.48988 45.1319 2.59362 45.1319 3.48988C45.1319 4.38613 44.6423 5.53799 42.7644 5.6658C40.8865 5.7936 36.3686 4.89816 36.4936 4.89816C36.6186 4.89816 40.1245 6.68985 39.1231 7.20188C38.1216 7.71391 35.1164 6.17783 34.6157 6.56205C34.115 6.94628 37.3701 7.71391 36.8694 7.97034C36.3686 8.22594 34.1077 7.58611 33.3562 7.71473C32.6056 7.84172 33.99 8.73797 33.1135 9.1222C32.2378 9.50642 30.7645 8.61099 30.1387 8.86577C29.513 9.12302 31.4863 10.5305 30.6098 10.6583C29.7342 10.7861 27.6239 10.0185 26.4966 9.89065C25.3702 9.76285 27.6054 11.1703 26.8547 11.2981C26.1032 11.4259 24.0603 10.2749 23.5595 10.2749C23.0588 10.2749 23.5996 11.8102 22.8489 11.8102C22.0974 11.8102 21.2137 10.5305 20.838 10.5305C20.4622 10.5305 20.846 12.0666 20.0945 12.0666C19.3438 12.0666 19.0746 10.4027 18.4489 10.5305C17.7086 10.6591 18.4673 12.7064 17.4658 12.5786C16.4644 12.45 16.3314 10.4027 15.5807 10.5305C14.8292 10.6583 15.7137 12.5786 14.9622 12.5786C14.2115 12.5786 14.0897 10.6583 13.3382 10.5305C12.5875 10.4027 12.9592 12.3222 12.4585 12.3222C11.9578 12.3222 11.586 10.5305 11.3353 10.5305C11.0853 10.5305 11.3321 12.3222 10.4556 12.1944C9.57906 12.0666 9.58306 10.1463 9.3323 10.2741C9.08233 10.4027 9.07833 11.6824 8.45261 11.6824C7.8269 11.6824 7.8301 10.4027 7.58014 10.5305C7.32937 10.6583 6.44969 12.3222 5.82397 12.0666C5.19826 11.8102 5.97459 10.5305 5.72463 10.5305C5.47386 10.5305 4.69753 11.4259 4.19679 11.2981C3.69606 11.1703 4.22243 10.1463 4.09665 10.1463C3.97166 10.1463 2.81958 10.7861 2.31885 10.7861C1.81812 10.7861 0.440904 11.6824 0.0651554 10.9139C-0.309793 10.1463 1.04499 10.1463 1.29495 9.3778C1.54572 8.61017 0.565887 6.43425 1.56735 5.6658C2.56881 4.89816 5.69899 6.68985 10.3306 5.41019C18.8422 2.85005 25.4118 -0.0935042 26.0856 0.033479Z" koffice:nodeTypes="cccccccccccccccccccccccccccccccccccc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1:38</dc:date>
    <meta:creation-date>2011-05-22T06:10:19</meta:creation-date>
    <dc:creator>Yue Liu</dc:creator>
  </office:meta>
</office:document-meta>
</file>